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ubleOrderedMap.rotateRight( final Node node , final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oubleOrderedMap.doGet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OrderedMap.insertValue( final Node newNod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DoubleOrderedMap.oppositeIndex( final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OrderedMap.checkKey( final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OrderedMap.getGrandParent( final Node node , final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OrderedMap.modif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setBlack( final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getLeft( final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OrderedMap.doGet( final Comparable o , final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ubleOrderedMap.removeAll( Collection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ubleOrderedMap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OrderedMap.lookup( final Comparable data , final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oubleOrderedMap.isBlack( final Node node , final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ubleOrderedMapIterator.DoubleOrderedMapIterator( final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ubleOrderedMap.entrySe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DoubleOrderedMap.g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ubleOrderedMap.copyColor( final Node from , final Node to , final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ubleOrderedMap.DoubleOrderedMap( final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OrderedMap.makeBlack( final Node node , final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ubleOrderedMap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ubleOrderedMap.makeRed( final Node node , final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ubleOrderedMap.DoubleOrdered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ubleOrderedMapIterator.remov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ubleOrderedMap.get( final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getData( final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isRed( final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OrderedMap.checkKeyAndValue( final Object key , final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.setParent( final Node node , final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OrderedMap.keySetBy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oubleOrderedMap.swapPosition( final Node x , final Node y , final int index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6">
            <text:p text:style-name="Table_20_Contents">16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Node.getRight( final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OrderedMap.ke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oubleOrderedMap.containsKey( final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.swapColors( final Node node , final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ubleOrderedMap.valuesByValu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DoubleOrderedMap.leastNode( final Node node , final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ubleOrderedMap.doRemove( final Comparable o , final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ubleOrderedMap.shr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ubleOrderedMap.entrySetByValu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DoubleOrderedMap.doRedBlackDelete( final Node deletedNod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DoubleOrderedMap.nextGreater( final Node node , final int 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oubleOrderedMap.getParent( final Node node , final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.setValue( Object igno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ubleOrderedMap.getKeyForValue( final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setLeft( final Node node , final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OrderedMap.valu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Node.setRed( final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Node( final Comparable key , final Compara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ubleOrderedMap.removeValue( final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setRight( final Node node , final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OrderedMap.isLeftChild( final Node node , final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ubleOrderedMap.isRed( final Node node , final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.equals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ubleOrderedMap.doRedBlackDeleteFixup( final Node replacementNode , final int index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">
            <text:p text:style-name="Table_20_Contents">4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DoubleOrderedMap.checkNonNullComparable( final Object o , final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ubleOrderedMap.containsValue( final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Ordered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OrderedMap.remove( final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copyColor( final Node node , final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getParent( final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OrderedMap.isRightChild( final Node node , final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ubleOrderedMap.contain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ubleOrderedMap.compare( final Comparable o1 , final Comparable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OrderedMap.put( final Object key , final Object valu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DoubleOrderedMap.checkValue( final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OrderedMap.getRightChild( final Node node , final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ubleOrderedMap.getLeftChild( final Node node , final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ubleOrderedMap.doRedBlackInsert( final Node insertedNode , final int index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DoubleOrderedMap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OrderedMap.rotateLeft( final Node node , final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ode.isBlack( final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OrderedMapIterator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ubleOrderedMap.remove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